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pe 9 / PaYourShare</text:p>
      <text:p text:style-name="P1"/>
      <text:p text:style-name="P1"/>
      <text:p text:style-name="P1">Team: <text:tab/><text:tab/><text:tab/>Zuständigkeit:</text:p>
      <text:p text:style-name="Standard"/>
      <text:p text:style-name="Standard">Alexandre Pion: <text:tab/>Client</text:p>
      <text:p text:style-name="Standard">Benjamin Weller:<text:tab/>Server</text:p>
      <text:p text:style-name="Standard">Philipp Jäschke: <text:tab/>Datenbank</text:p>
      <text:p text:style-name="Standard"/>
      <text:p text:style-name="Standard"/>
      <text:p text:style-name="Standard"/>
      <text:p text:style-name="P1">Software/Plattformen: (siehe Abschlusspräsentation)</text:p>
      <text:p text:style-name="Standard">MySQL <text:tab/>(Maria DB)</text:p>
      <text:p text:style-name="Standard">JDBC<text:tab/><text:tab/>(Version 3.1.14)</text:p>
      <text:p text:style-name="Standard">Eclipse <text:tab/>(Version Mars.1)</text:p>
      <text:p text:style-name="Standard">Android<text:tab/>(Version 3.2 oder höher)</text:p>
      <text:p text:style-name="Standard">Tomcat<text:tab/>(Version 8.0.28)</text:p>
      <text:p text:style-name="Standard">Jersey<text:tab/><text:tab/>(Version 2.22.1)</text:p>
      <text:p text:style-name="Standard"/>
      <text:p text:style-name="Standard"/>
      <text:p text:style-name="Standard"/>
      <text:p text:style-name="P1">Hinweis zur Einrichtung:</text:p>
      <text:p text:style-name="Standard"/>
      <text:p text:style-name="Standard">- Server.xml muss angepasst werden:</text:p>
      <text:p text:style-name="Standard"><text:tab/>Pfad für Serverzertifikat</text:p>
      <text:p text:style-name="Standard"><text:tab/>Port auf 8443 ändern</text:p>
      <text:p text:style-name="Standard"><text:tab/>Serverkontext Pfad auf "/Server" setzen</text:p>
      <text:p text:style-name="Standard">- Der Client ist für Android 3.2 entwickelt worden</text:p>
      <text:p text:style-name="Standard"><text:s/></text:p>
      <text:p text:style-name="Standard"/>
      <text:p text:style-name="Standard"/>
      <text:p text:style-name="Standard"><text:span text:style-name="T1">Feedback:</text:span></text:p>
      <text:p text:style-name="Standard"/>
      <text:p text:style-name="Standard">- guter Lerneffekt des Vorlesungsstoffes durch die praktische Anwendung </text:p>
      <text:p text:style-name="Standard">- Fördert Teamarbeit → <text:s/>Praxisnähe</text:p>
      <text:p text:style-name="Standard">- Motiviert sich weiter mit dem Themengebiet des Cloud-Computing <text:s/>zu beschäfti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02T19:50:43.10</meta:creation-date>
    <dc:date>2016-02-02T20:07:12.06</dc:date>
    <meta:editing-duration>PT16M28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23" meta:word-count="93" meta:character-count="705"/>
  </office:meta>
</office:document-meta>
</file>